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459cm" style:use-optimal-column-width="false"/>
    </style:style>
    <style:style style:name="co2" style:family="table-column">
      <style:table-column-properties style:column-width="2.4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/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295cm" svg:height="9.998cm" svg:x="4.325cm" svg:y="8.86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10</text:p>
              </table:table-cell>
              <table:table-cell>
                <text:p text:style-name="P1">6</text:p>
              </table:table-cell>
              <table:table-cell>
                <text:p text:style-name="P1">14</text:p>
              </table:table-cell>
              <table:table-cell>
                <text:p text:style-name="P1">16</text:p>
              </table:table-cell>
            </table:table-row>
            <table:table-row table:style-name="ro1" table:default-cell-style-name="ce1">
              <table:table-cell>
                <text:p text:style-name="P1">9</text:p>
              </table:table-cell>
              <table:table-cell>
                <text:p text:style-name="P1">45</text:p>
              </table:table-cell>
              <table:table-cell>
                <text:p text:style-name="P1">27</text:p>
              </table:table-cell>
              <table:table-cell>
                <text:p text:style-name="P1">63</text:p>
              </table:table-cell>
              <table:table-cell>
                <text:p text:style-name="P1">72</text:p>
              </table:table-cell>
            </table:table-row>
            <table:table-row table:style-name="ro1" table:default-cell-style-name="ce1">
              <table:table-cell>
                <text:p text:style-name="P1">8</text:p>
              </table:table-cell>
              <table:table-cell>
                <text:p text:style-name="P1">40</text:p>
              </table:table-cell>
              <table:table-cell>
                <text:p text:style-name="P1">24</text:p>
              </table:table-cell>
              <table:table-cell>
                <text:p text:style-name="P1">56</text:p>
              </table:table-cell>
              <table:table-cell>
                <text:p text:style-name="P1">64</text:p>
              </table:table-cell>
            </table:table-row>
            <table:table-row table:style-name="ro2" table:default-cell-style-name="ce1">
              <table:table-cell>
                <text:p text:style-name="P1">5</text:p>
              </table:table-cell>
              <table:table-cell>
                <text:p text:style-name="P1">25</text:p>
              </table:table-cell>
              <table:table-cell>
                <text:p text:style-name="P1">15</text:p>
              </table:table-cell>
              <table:table-cell>
                <text:p text:style-name="P1">35</text:p>
              </table:table-cell>
              <table:table-cell>
                <text:p text:style-name="P1">4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18T10:56:40.332974584</meta:creation-date>
    <dc:date>2021-05-18T11:01:57.244919149</dc:date>
    <meta:editing-duration>PT5M17S</meta:editing-duration>
    <meta:editing-cycles>1</meta:editing-cycles>
    <meta:document-statistic meta:object-count="1"/>
    <meta:generator>LibreOffice/7.0.5.2$MacOSX_X86_64 LibreOffice_project/64390860c6cd0aca4beafafcfd84613dd9dfb63a</meta:generator>
  </office:meta>
</office:document-meta>
</file>